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1.291cm" fo:min-width="4.103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textarea-vertical-align="middle" draw:auto-grow-height="true" draw:auto-grow-width="false" fo:min-height="1.486cm" fo:min-width="4.103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0.991cm" fo:min-width="4.103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100%" draw:textarea-horizontal-align="left" draw:auto-grow-height="true" draw:auto-grow-width="false" fo:min-height="1.486cm" fo:min-width="4.103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Arrow_20_concave" draw:marker-end-width="0.379cm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1.486cm" fo:min-width="4.103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2.971cm" fo:min-width="4.103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2.476cm" fo:min-width="4.103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="" draw:marker-end-width="0.379cm" draw:fill="non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_20_concave" draw:marker-end-width="0.379cm" draw:fill="solid" draw:fill-color="#ffffff" draw:opacity="100%" fo:padding-top="0.151cm" fo:padding-bottom="0.151cm" fo:padding-left="0.276cm" fo:padding-right="0.276cm" draw:shadow-offset-x="0.203cm" draw:shadow-offset-y="0.203cm" draw:shadow-opacity="100%"/>
    </style:style>
    <style:style style:name="gr11" style:family="graphic" style:parent-style-name="objectwithoutfill">
      <style:graphic-properties draw:stroke="dash" draw:stroke-dash="Double_20_Dot" svg:stroke-width="0.051cm" draw:marker-start-width="0.279cm" draw:marker-end="" draw:marker-end-width="0.381cm" draw:fill="non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1.981cm" fo:min-width="4.103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3.292cm" fo:min-width="4.10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draw:marker-start-width="0.252cm" draw:marker-end-width="0.252cm" svg:stroke-opacity="0%" draw:fill="none" draw:fill-color="#ffffff" draw:opacity="3%" draw:textarea-horizontal-align="left" draw:auto-grow-height="true" draw:auto-grow-width="false" fo:min-height="0.991cm" fo:min-width="4.103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atin Modern Math"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  <style:text-properties style:font-name="Latin Modern Math" fo:font-size="16pt" style:font-size-asian="16pt" style:font-size-complex="16pt"/>
    </style:style>
    <style:style style:name="P5" style:family="paragraph">
      <loext:graphic-properties draw:fill="none" draw:fill-color="#ffffff" draw:opacity="100%"/>
      <style:paragraph-properties fo:text-align="start" style:writing-mode="lr-tb"/>
      <style:text-properties fo:color="#000000" style:font-name="Latin Modern Math"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 draw:opacity="3%"/>
      <style:paragraph-properties fo:text-align="start" style:writing-mode="lr-tb"/>
      <style:text-properties fo:color="#000000" style:font-name="Latin Modern Math" fo:font-size="16pt" style:font-size-asian="16pt" style:font-size-complex="16pt"/>
    </style:style>
    <style:style style:name="P8" style:family="paragraph">
      <loext:graphic-properties draw:fill="solid" draw:fill-color="#ffffff" draw:opacity="100%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 draw:opacity="3%"/>
      <style:paragraph-properties fo:text-align="start" style:writing-mode="lr-tb"/>
      <style:text-properties fo:color="#000000" style:font-name="Latin Modern Math" fo:font-size="16pt" fo:font-style="normal" style:text-underline-style="solid" style:text-underline-width="auto" style:text-underline-color="font-color" fo:font-weight="bold" style:font-size-asian="16pt" style:font-style-asian="normal" style:font-size-complex="16pt" style:font-style-complex="normal"/>
    </style:style>
    <style:style style:name="T1" style:family="text">
      <style:text-properties style:font-name="Latin Modern Math" fo:font-size="16pt" style:font-size-asian="16pt" style:font-size-complex="16pt"/>
    </style:style>
    <style:style style:name="T2" style:family="text">
      <style:text-properties style:font-name="Latin Modern Mat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Latin Modern Math" fo:font-size="14pt" style:font-size-asian="14pt" style:font-size-complex="14pt"/>
    </style:style>
    <style:style style:name="T4" style:family="text">
      <style:text-properties fo:color="#000000" style:font-name="Latin Modern Math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Latin Modern Math" fo:font-size="14pt" style:font-size-asian="14pt" style:font-size-complex="14pt"/>
    </style:style>
    <style:style style:name="T6" style:family="text">
      <style:text-properties fo:color="#000000" style:font-name="Latin Modern Math"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xml:id="id1" draw:id="id1" draw:layer="layout" svg:width="2.166cm" svg:height="1.575cm" svg:x="-0.003cm" svg:y="8.148cm">
            <draw:text-box>
              <text:p text:style-name="P1"><text:span text:style-name="T1">Input</text:span></text:p>
              <text:p text:style-name="P1"><text:span text:style-name="T1">image</text:span></text:p>
            </draw:text-box>
          </draw:frame>
          <draw:frame draw:style-name="gr2" draw:text-style-name="P4" xml:id="id5" draw:id="id5" draw:layer="layout" svg:width="5.258cm" svg:height="1.77cm" svg:x="3.34cm" svg:y="13.747cm">
            <draw:text-box>
              <text:p text:style-name="P3"><text:span text:style-name="T2">Color of Textures</text:span><text:span text:style-name="T3">:</text:span></text:p>
              <text:list text:style-name="L1">
                <text:list-item>
                  <text:p text:style-name="P3"><text:span text:style-name="T3">Gabor filters &amp; 2ch-complex color</text:span></text:p>
                </text:list-item>
              </text:list>
            </draw:text-box>
          </draw:frame>
          <draw:frame draw:style-name="gr3" draw:text-style-name="P4" xml:id="id4" draw:id="id4" draw:layer="layout" svg:width="4.382cm" svg:height="1.275cm" svg:x="3.778cm" svg:y="7.473cm">
            <draw:text-box>
              <text:p text:style-name="P3"><text:span text:style-name="T2">Texture</text:span><text:span text:style-name="T3">:</text:span></text:p>
              <text:list text:style-name="L1">
                <text:list-item>
                  <text:p text:style-name="P3"><text:span text:style-name="T3">Gabor filters</text:span></text:p>
                </text:list-item>
              </text:list>
            </draw:text-box>
          </draw:frame>
          <draw:frame draw:style-name="gr4" draw:text-style-name="P5" xml:id="id3" draw:id="id3" draw:layer="layout" svg:width="4.339cm" svg:height="1.77cm" svg:x="3.8cm" svg:y="5.065cm">
            <draw:text-box>
              <text:p text:style-name="P3"><text:span text:style-name="T4">Color</text:span><text:span text:style-name="T5">:</text:span></text:p>
              <text:list text:style-name="L1">
                <text:list-item>
                  <text:p text:style-name="P3"><text:span text:style-name="T5">Global &amp; local distributions</text:span></text:p>
                </text:list-item>
              </text:list>
            </draw:text-box>
          </draw:frame>
          <draw:connector draw:style-name="gr5" draw:text-style-name="P6" draw:layer="layout" draw:type="line" svg:x1="2.163cm" svg:y1="8.935cm" svg:x2="3.823cm" svg:y2="3.349cm" draw:start-shape="id1" draw:start-glue-point="1" draw:end-shape="id2" draw:end-glue-point="3" svg:d="M2163 8935l1660-5586" svg:viewBox="0 0 1661 5587">
            <text:p/>
          </draw:connector>
          <draw:connector draw:style-name="gr5" draw:text-style-name="P6" draw:layer="layout" draw:type="line" svg:x1="2.163cm" svg:y1="8.935cm" svg:x2="3.8cm" svg:y2="5.95cm" draw:start-shape="id1" draw:start-glue-point="1" draw:end-shape="id3" draw:end-glue-point="3" svg:d="M2163 8935l1637-2985" svg:viewBox="0 0 1638 2986">
            <text:p/>
          </draw:connector>
          <draw:connector draw:style-name="gr5" draw:text-style-name="P6" draw:layer="layout" draw:type="line" svg:x1="2.163cm" svg:y1="8.935cm" svg:x2="3.778cm" svg:y2="8.11cm" draw:start-shape="id1" draw:start-glue-point="1" draw:end-shape="id4" draw:end-glue-point="3" svg:d="M2163 8935l1615-825" svg:viewBox="0 0 1616 826">
            <text:p/>
          </draw:connector>
          <draw:frame draw:style-name="gr6" draw:text-style-name="P7" xml:id="id2" draw:id="id2" draw:layer="layout" svg:width="4.293cm" svg:height="1.77cm" svg:x="3.823cm" svg:y="2.464cm">
            <draw:text-box>
              <text:p text:style-name="P3"><text:span text:style-name="T4">Intensity</text:span><text:span text:style-name="T5">:</text:span></text:p>
              <text:list text:style-name="L1">
                <text:list-item>
                  <text:p text:style-name="P1"><text:span text:style-name="T5">Multi-scale contours</text:span></text:p>
                </text:list-item>
              </text:list>
            </draw:text-box>
          </draw:frame>
          <draw:connector draw:style-name="gr5" draw:text-style-name="P6" draw:layer="layout" draw:type="line" svg:x1="2.163cm" svg:y1="8.935cm" svg:x2="3.34cm" svg:y2="14.632cm" draw:start-shape="id1" draw:start-glue-point="1" draw:end-shape="id5" draw:end-glue-point="3" svg:d="M2163 8935l1177 5697" svg:viewBox="0 0 1178 5698">
            <text:p/>
          </draw:connector>
          <draw:frame draw:style-name="gr7" draw:text-style-name="P7" xml:id="id6" draw:id="id6" draw:layer="layout" svg:width="6.655cm" svg:height="3.255cm" svg:x="9.679cm" svg:y="1.722cm">
            <draw:text-box>
              <text:p text:style-name="P3"><text:span text:style-name="T4">Unsupervised Perception Model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Non-accidentalness estimation</text:span></text:p>
                </text:list-item>
                <text:list-item>
                  <text:p text:style-name="P3"><text:span text:style-name="T5">Gestalt laws of grouping</text:span></text:p>
                </text:list-item>
              </text:list>
            </draw:text-box>
          </draw:frame>
          <draw:frame draw:style-name="gr8" draw:text-style-name="P7" xml:id="id9" draw:id="id9" draw:layer="layout" svg:width="6.407cm" svg:height="2.76cm" svg:x="18.182cm" svg:y="1.969cm">
            <draw:text-box>
              <text:p text:style-name="P3"><text:span text:style-name="T4">Landing Target Detection</text:span><text:span text:style-name="T5">:</text:span></text:p>
              <text:list text:style-name="L1">
                <text:list-header>
                  <text:p text:style-name="P3"><text:span text:style-name="T5"/></text:p>
                </text:list-header>
                <text:list-item>
                  <text:p text:style-name="P3"><text:span text:style-name="T5">RX anomaly detector</text:span></text:p>
                </text:list-item>
                <text:list-item>
                  <text:p text:style-name="P3"><text:span text:style-name="T5">Affinity propagation</text:span></text:p>
                  <text:p text:style-name="P3"><text:span text:style-name="T5"/></text:p>
                </text:list-item>
              </text:list>
            </draw:text-box>
          </draw:frame>
          <draw:connector draw:style-name="gr9" draw:text-style-name="P6" draw:layer="layout" draw:type="line" svg:x1="8.116cm" svg:y1="3.349cm" svg:x2="9.679cm" svg:y2="3.349cm" draw:start-shape="id2" draw:start-glue-point="1" draw:end-shape="id6" draw:end-glue-point="3" svg:d="M8116 3349h1563" svg:viewBox="0 0 1564 1">
            <text:p/>
          </draw:connector>
          <draw:connector draw:style-name="gr9" draw:text-style-name="P6" draw:layer="layout" draw:type="line" svg:x1="8.139cm" svg:y1="5.95cm" svg:x2="9.806cm" svg:y2="6.853cm" draw:start-shape="id3" draw:start-glue-point="1" draw:end-shape="id7" draw:end-glue-point="3" svg:d="M8139 5950l1667 903" svg:viewBox="0 0 1668 904">
            <text:p/>
          </draw:connector>
          <draw:connector draw:style-name="gr9" draw:text-style-name="P6" draw:layer="layout" draw:type="line" svg:x1="8.16cm" svg:y1="8.11cm" svg:x2="9.806cm" svg:y2="6.853cm" draw:start-shape="id4" draw:start-glue-point="1" draw:end-shape="id7" draw:end-glue-point="3" svg:d="M8160 8110l1646-1257" svg:viewBox="0 0 1647 1258">
            <text:p/>
          </draw:connector>
          <draw:connector draw:style-name="gr9" draw:text-style-name="P6" draw:layer="layout" draw:type="line" svg:x1="8.598cm" svg:y1="14.632cm" svg:x2="9.196cm" svg:y2="17.904cm" draw:start-shape="id5" draw:start-glue-point="1" draw:end-shape="id8" draw:end-glue-point="3" svg:d="M8598 14632l598 3272" svg:viewBox="0 0 599 3273">
            <text:p/>
          </draw:connector>
          <draw:connector draw:style-name="gr5" draw:text-style-name="P6" draw:layer="layout" draw:type="line" svg:x1="16.334cm" svg:y1="3.349cm" svg:x2="18.182cm" svg:y2="3.349cm" draw:start-shape="id6" draw:start-glue-point="1" draw:end-shape="id9" draw:end-glue-point="3" svg:d="M16334 3349h1848" svg:viewBox="0 0 1849 1">
            <text:p/>
          </draw:connector>
          <draw:connector draw:style-name="gr5" draw:text-style-name="P6" draw:layer="layout" draw:type="line" svg:x1="16.207cm" svg:y1="6.853cm" svg:x2="18.182cm" svg:y2="6.853cm" draw:start-shape="id7" draw:start-glue-point="1" draw:end-shape="id10" draw:end-glue-point="3" svg:d="M16207 6853h1975" svg:viewBox="0 0 1976 1">
            <text:p/>
          </draw:connector>
          <draw:connector draw:style-name="gr10" draw:text-style-name="P8" draw:layer="layout" draw:type="line" svg:x1="16.118cm" svg:y1="11.244cm" svg:x2="18.055cm" svg:y2="9.92cm" draw:start-shape="id11" draw:start-glue-point="1" draw:end-shape="id12" draw:end-glue-point="3" svg:d="M16118 11244l1937-1324" svg:viewBox="0 0 1938 1325">
            <text:p/>
          </draw:connector>
          <draw:connector draw:style-name="gr10" draw:text-style-name="P8" draw:layer="layout" draw:type="line" svg:x1="16.816cm" svg:y1="17.904cm" svg:x2="18.008cm" svg:y2="16.179cm" draw:start-shape="id8" draw:start-glue-point="1" draw:end-shape="id13" draw:end-glue-point="3" svg:d="M16816 17904l1192-1725" svg:viewBox="0 0 1193 1726">
            <text:p/>
          </draw:connector>
          <draw:line draw:style-name="gr11" draw:text-style-name="P9" draw:layer="layout" svg:x1="17.176cm" svg:y1="0.119cm" svg:x2="17.176cm" svg:y2="18.527cm">
            <text:p/>
          </draw:line>
          <draw:frame draw:style-name="gr12" draw:text-style-name="P7" xml:id="id7" draw:id="id7" draw:layer="layout" svg:width="6.401cm" svg:height="2.265cm" svg:x="9.806cm" svg:y="5.721cm">
            <draw:text-box>
              <text:p text:style-name="P3"><text:span text:style-name="T4">Similarity Measures of Distributions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Earth mover’s distance</text:span></text:p>
                </text:list-item>
              </text:list>
            </draw:text-box>
          </draw:frame>
          <draw:frame draw:style-name="gr8" draw:text-style-name="P7" xml:id="id11" draw:id="id11" draw:layer="layout" svg:width="6.223cm" svg:height="2.76cm" svg:x="9.895cm" svg:y="9.864cm">
            <draw:text-box>
              <text:p text:style-name="P3"><text:span text:style-name="T4">Spectral Image Decomposition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Gabor filter-based feature space</text:span></text:p>
                </text:list-item>
              </text:list>
            </draw:text-box>
          </draw:frame>
          <draw:frame draw:style-name="gr13" draw:text-style-name="P7" xml:id="id8" draw:id="id8" draw:layer="layout" svg:width="7.62cm" svg:height="3.576cm" svg:x="9.196cm" svg:y="16.116cm">
            <draw:text-box>
              <text:p text:style-name="P3"><text:span text:style-name="T4">Graph Image Representation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Pixel &amp; superpixel level</text:span></text:p>
                </text:list-item>
                <text:list-item>
                  <text:p text:style-name="P10"><text:span text:style-name="T5">Earth mover’s distance for Non-normalized distributions</text:span></text:p>
                </text:list-item>
              </text:list>
            </draw:text-box>
          </draw:frame>
          <draw:frame draw:style-name="gr8" draw:text-style-name="P7" xml:id="id12" draw:id="id12" draw:layer="layout" svg:width="6.661cm" svg:height="2.76cm" svg:x="18.055cm" svg:y="8.54cm">
            <draw:text-box>
              <text:p text:style-name="P3"><text:span text:style-name="T4">Clustering as Segmentation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k-means / fast k-means</text:span></text:p>
                </text:list-item>
                <text:list-item>
                  <text:p text:style-name="P3"><text:span text:style-name="T5">Birch</text:span></text:p>
                </text:list-item>
                <text:list-item>
                  <text:p text:style-name="P3"><text:span text:style-name="T5">Gaussian mixture</text:span></text:p>
                </text:list-item>
              </text:list>
            </draw:text-box>
          </draw:frame>
          <draw:frame draw:style-name="gr12" draw:text-style-name="P7" xml:id="id10" draw:id="id10" draw:layer="layout" svg:width="6.407cm" svg:height="2.265cm" svg:x="18.182cm" svg:y="5.721cm">
            <draw:text-box>
              <text:p text:style-name="P3"><text:span text:style-name="T4">Image Retrieval Systems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Color-based</text:span></text:p>
                </text:list-item>
                <text:list-item>
                  <text:p text:style-name="P3"><text:span text:style-name="T5">Texture-based</text:span></text:p>
                </text:list-item>
              </text:list>
            </draw:text-box>
          </draw:frame>
          <draw:frame draw:style-name="gr8" draw:text-style-name="P7" xml:id="id14" draw:id="id14" draw:layer="layout" svg:width="6.915cm" svg:height="2.76cm" svg:x="17.928cm" svg:y="11.522cm">
            <draw:text-box>
              <text:p text:style-name="P3"><text:span text:style-name="T4">High-level Texture Features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Fundamental frequency</text:span></text:p>
                </text:list-item>
                <text:list-item>
                  <text:p text:style-name="P3"><text:span text:style-name="T5">Dominant orientation</text:span></text:p>
                </text:list-item>
                <text:list-item>
                  <text:p text:style-name="P3"><text:span text:style-name="T5">Orientation entropy</text:span></text:p>
                </text:list-item>
              </text:list>
            </draw:text-box>
          </draw:frame>
          <draw:frame draw:style-name="gr8" draw:text-style-name="P7" xml:id="id13" draw:id="id13" draw:layer="layout" svg:width="6.731cm" svg:height="2.76cm" svg:x="18.008cm" svg:y="14.799cm">
            <draw:text-box>
              <text:p text:style-name="P3"><text:span text:style-name="T4">Graph-based Segmentation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MST threshold graph-cut</text:span></text:p>
                </text:list-item>
                <text:list-item>
                  <text:p text:style-name="P3"><text:span text:style-name="T5">Spectral clustering</text:span></text:p>
                </text:list-item>
                <text:list-item>
                  <text:p text:style-name="P3"><text:span text:style-name="T5">Normalized cuts</text:span></text:p>
                </text:list-item>
              </text:list>
            </draw:text-box>
          </draw:frame>
          <draw:connector draw:style-name="gr9" draw:text-style-name="P6" draw:layer="layout" draw:type="line" svg:x1="8.598cm" svg:y1="14.632cm" svg:x2="9.895cm" svg:y2="11.244cm" draw:start-shape="id5" draw:start-glue-point="1" draw:end-shape="id11" draw:end-glue-point="3" svg:d="M8598 14632l1297-3388" svg:viewBox="0 0 1298 3389">
            <text:p/>
          </draw:connector>
          <draw:connector draw:style-name="gr10" draw:text-style-name="P8" draw:layer="layout" draw:type="line" svg:x1="16.118cm" svg:y1="11.244cm" svg:x2="17.928cm" svg:y2="12.902cm" draw:start-shape="id11" draw:start-glue-point="1" draw:end-shape="id14" draw:end-glue-point="3" svg:d="M16118 11244l1810 1658" svg:viewBox="0 0 1811 1659">
            <text:p/>
          </draw:connector>
          <draw:frame draw:style-name="gr14" draw:text-style-name="P11" draw:layer="layout" svg:width="5.495cm" svg:height="1.275cm" svg:x="2.791cm" svg:y="-0.002cm">
            <draw:text-box>
              <text:p text:style-name="P3"><text:span text:style-name="T6">LOW-LEVEL IMAGE</text:span></text:p>
              <text:p text:style-name="P3"><text:span text:style-name="T6">INFORMATION</text:span></text:p>
            </draw:text-box>
          </draw:frame>
          <draw:frame draw:style-name="gr14" draw:text-style-name="P11" draw:layer="layout" svg:width="7.355cm" svg:height="1.275cm" svg:x="9.429cm" svg:y="-0.002cm">
            <draw:text-box>
              <text:p text:style-name="P3"><text:span text:style-name="T6">IMAGE REPRESENTATION CONSTRUCTION</text:span></text:p>
            </draw:text-box>
          </draw:frame>
          <draw:frame draw:style-name="gr14" draw:text-style-name="P11" draw:layer="layout" svg:width="7.355cm" svg:height="1.275cm" svg:x="17.454cm" svg:y="-0.002cm">
            <draw:text-box>
              <text:p text:style-name="P3"><text:span text:style-name="T6">IMAGE REPRESENTATION VALIDATION</text:span></text:p>
            </draw:text-box>
          </draw:frame>
          <draw:connector draw:style-name="gr10" draw:text-style-name="P8" draw:layer="layout" draw:type="line" svg:x1="13.006cm" svg:y1="12.624cm" svg:x2="13.006cm" svg:y2="16.116cm" draw:start-shape="id11" draw:start-glue-point="2" draw:end-shape="id8" draw:end-glue-point="0" svg:d="M13006 12624v3492" svg:viewBox="0 0 1 3493">
            <text:p/>
          </draw:connector>
          <draw:line draw:style-name="gr11" draw:text-style-name="P9" draw:layer="layout" svg:x1="8.876cm" svg:y1="0.119cm" svg:x2="8.876cm" svg:y2="18.527cm">
            <text:p/>
          </draw:line>
          <draw:line draw:style-name="gr11" draw:text-style-name="P9" draw:layer="layout" svg:x1="2.576cm" svg:y1="0.119cm" svg:x2="2.576cm" svg:y2="18.527cm">
            <text:p/>
          </draw:line>
          <draw:frame draw:style-name="gr7" draw:text-style-name="P7" xml:id="id15" draw:id="id15" draw:layer="layout" svg:width="6.644cm" svg:height="3.255cm" svg:x="18.081cm" svg:y="17.778cm">
            <draw:text-box>
              <text:p text:style-name="P3"><text:span text:style-name="T4">Perceptual Object Segmentation</text:span><text:span text:style-name="T5">:</text:span></text:p>
              <text:p text:style-name="P3"><text:span text:style-name="T5"/></text:p>
              <text:list text:style-name="L1">
                <text:list-item>
                  <text:p text:style-name="P3"><text:span text:style-name="T5">Color texture image contours</text:span></text:p>
                </text:list-item>
                <text:list-item>
                  <text:p text:style-name="P3"><text:span text:style-name="T5">Hierarchical watershed</text:span></text:p>
                </text:list-item>
              </text:list>
            </draw:text-box>
          </draw:frame>
          <draw:connector draw:style-name="gr10" draw:text-style-name="P8" draw:layer="layout" draw:type="line" svg:x1="16.816cm" svg:y1="17.904cm" svg:x2="18.081cm" svg:y2="19.405cm" draw:start-shape="id8" draw:start-glue-point="1" draw:end-shape="id15" draw:end-glue-point="3" svg:d="M16816 17904l1265 1501" svg:viewBox="0 0 1266 1502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true" draw:auto-grow-width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51cm" fo:margin-right="0.051cm" fo:page-width="24.841cm" fo:page-height="21.0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26T17:49:45.180926277</meta:creation-date>
    <dc:date>2021-07-21T18:06:59.109867289</dc:date>
    <meta:editing-duration>PT10H49M31S</meta:editing-duration>
    <meta:editing-cycles>38</meta:editing-cycles>
    <meta:generator>LibreOffice/6.4.7.2$Linux_X86_64 LibreOffice_project/40$Build-2</meta:generator>
    <meta:document-statistic meta:object-count="38"/>
  </office:meta>
</office:document-meta>
</file>